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25pt" fo:font-weight="bold" style:font-size-asian="25pt" style:font-weight-asian="bold" style:font-size-complex="25pt"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3"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5"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6" style:family="paragraph" style:parent-style-name="Standard" style:list-style-name="L2">
      <style:paragraph-properties fo:line-height="0.4cm" fo:text-align="start" style:justify-single-word="false" fo:background-color="#ffffff">
        <style:background-image/>
      </style:paragraph-properties>
      <style:text-properties style:font-name="Gabriola1" fo:font-weight="bold" style:font-weight-asian="bold" style:font-weight-complex="bold"/>
    </style:style>
    <style:style style:name="P7"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8" style:family="paragraph" style:parent-style-name="Standard" style:list-style-name="L2">
      <style:paragraph-properties fo:line-height="0.4cm" fo:text-align="start" style:justify-single-word="false" fo:background-color="#ffffff" style:shadow="none">
        <style:background-image/>
      </style:paragraph-properties>
      <style:text-properties fo:font-variant="normal" fo:text-transform="none" fo:color="#030303" style:font-name="Gabriola1" fo:font-size="10.5pt" fo:letter-spacing="normal" fo:font-style="normal" fo:font-weight="normal" style:font-weight-asian="bold" style:font-weight-complex="bold"/>
    </style:style>
    <style:style style:name="P9"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style:style>
    <style:style style:name="T1" style:family="text">
      <style:text-properties fo:font-variant="normal" fo:text-transform="none" fo:color="#030303" fo:font-size="10.5pt" fo:letter-spacing="normal" fo:font-style="normal" fo:font-weight="normal" style:font-weight-asian="bold" style:font-weight-complex="bold"/>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grédients :</text:p>
      <text:p text:style-name="P4"><text:s text:c="2"/></text:p>
      <text:list xml:id="list6000273504678669535" text:style-name="L1">
        <text:list-item>
          <text:p text:style-name="P5">Galettes de riz (autant que pour le nombre de nems désirés) </text:p>
        </text:list-item>
        <text:list-item>
          <text:p text:style-name="P5">700g de porc haché </text:p>
        </text:list-item>
        <text:list-item>
          <text:p text:style-name="P5">25g de champignons noirs </text:p>
        </text:list-item>
        <text:list-item>
          <text:p text:style-name="P5">3 oignons </text:p>
        </text:list-item>
        <text:list-item>
          <text:p text:style-name="P5">3 carottes </text:p>
        </text:list-item>
        <text:list-item>
          <text:p text:style-name="P5">400 gr de germes de soja </text:p>
        </text:list-item>
        <text:list-item>
          <text:p text:style-name="P5">200g de vermicelles de soja (poids secs) </text:p>
        </text:list-item>
        <text:list-item>
          <text:p text:style-name="P5">Sel, poivre </text:p>
        </text:list-item>
        <text:list-item>
          <text:p text:style-name="P5"><text:s/>Une cuillère à soupe de 5 épices </text:p>
        </text:list-item>
        <text:list-item>
          <text:p text:style-name="P5">2 oeufs </text:p>
        </text:list-item>
        <text:list-item>
          <text:p text:style-name="P5">3 cuillères à soupe d'huile de sésame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Étapes :</text:p>
      <text:p text:style-name="P2"/>
      <text:list xml:id="list5402260432656642228" text:style-name="L2">
        <text:list-item>
          <text:p text:style-name="P9"><text:span text:style-name="T2"><text:s/></text:span><text:span text:style-name="T1">Faire tremper les vermicelles et les champignons pendant une heure pour les réhydrater.</text:span></text:p>
          <text:p text:style-name="P8"/>
        </text:list-item>
        <text:list-item>
          <text:p text:style-name="P8">Râper les carottes, hacher les oignons, les champignons, couper les vermicelles d'une longueur d'environ un ou deux centimètres. Rajouter les germes de soja, le haché de porc, l'huile de sésame, les 5 épices, le sel, le poivre, et les œufs, et bien mélanger la préparation pour qu'elle soit bien homogène.</text:p>
          <text:p text:style-name="P8"/>
        </text:list-item>
        <text:list-item>
          <text:p text:style-name="P8">Confection des nems : tremper la galette de riz dans de l'eau tiède, la déposer sur un torchon, le côté rugueux vers le haut et le côté le plus large vers soi. Déposer une cuillère à soupe de farce, replier le côté gauche vers le côté droit et le côté droit vers le côté gauche, rouler ensuite le tout en pressant légèrement vers l'intérieur. </text:p>
          <text:p text:style-name="P8"/>
        </text:list-item>
        <text:list-item>
          <text:p text:style-name="P8">Pour la pré-cuisson : porter un bain d'huile à 160-170 degré, déposer les nems et laisser frire entre 6 à 8 minutes sans y toucher. Les égoutter et laisser refroidir. Après cette étape vous pouvez les conserver au réfrigérateur ou bien les congeler. </text:p>
          <text:p text:style-name="P8"/>
        </text:list-item>
        <text:list-item>
          <text:p text:style-name="P8">Pour la cuisson finale des nems : les faire frire dans un bain d'huile à 170 degrés, les faire dorer selon la convenance puis les égoutter. <text:s/></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Nems au Por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2-10-12T15:57:02.46</dc:date>
    <dc:creator>Aurélien Lecerf</dc:creator>
    <meta:editing-duration>PT6H21M4S</meta:editing-duration>
    <meta:editing-cycles>11</meta:editing-cycles>
    <meta:generator>OpenOffice/4.1.10$Win32 OpenOffice.org_project/4110m2$Build-9807</meta:generator>
    <meta:document-statistic meta:table-count="0" meta:image-count="0" meta:object-count="0" meta:page-count="1" meta:paragraph-count="20" meta:word-count="273" meta:character-count="1466"/>
  </office:meta>
</office:document-meta>
</file>